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ReaderContext.getBean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aderContext.readDocumentFromString( String documentCont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ReaderContext.get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aderContext.get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aderContext.getResource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aderContext.generateBeanName( BeanDefinition bean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aderContext.registerWithGeneratedName( BeanDefinition bean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ReaderContext.XmlReaderContext( Resource resource , ProblemReporter problemReporter , ReaderEventListener eventListener , SourceExtractor sourceExtractor , XmlBeanDefinitionReader reader , NamespaceHandlerResolver namespaceHandler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ReaderContext.getNamespaceHandler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aderContext.get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